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565c" officeooo:paragraph-rsid="0009565c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9565c" officeooo:paragraph-rsid="0009565c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9565c" officeooo:paragraph-rsid="000aeb6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aeb67" officeooo:paragraph-rsid="000aeb6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9565c" officeooo:paragraph-rsid="000aeb67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e4342" officeooo:paragraph-rsid="000e434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ee1d2" officeooo:paragraph-rsid="000ee1d2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e4342" officeooo:paragraph-rsid="000e4342" style:font-weight-asian="bold" style:font-weight-complex="bold"/>
    </style:style>
    <style:style style:name="P9" style:family="paragraph" style:parent-style-name="Standard">
      <style:text-properties fo:color="#000000" style:font-name="Droid Sans Mono" fo:font-size="10.5pt" style:text-underline-style="none" fo:font-weight="normal" officeooo:rsid="000e4342" officeooo:paragraph-rsid="000e4342" fo:background-color="transparent" style:font-weight-asian="bold" style:font-weight-complex="bold"/>
    </style:style>
    <style:style style:name="T1" style:family="text">
      <style:text-properties officeooo:rsid="000aeb67"/>
    </style:style>
    <style:style style:name="T2" style:family="text">
      <style:text-properties officeooo:rsid="000d4456"/>
    </style:style>
    <style:style style:name="T3" style:family="text">
      <style:text-properties fo:color="#569cd6"/>
    </style:style>
    <style:style style:name="T4" style:family="text">
      <style:text-properties fo:color="#dcdcaa"/>
    </style:style>
    <style:style style:name="T5" style:family="text">
      <style:text-properties fo:color="#6a9955"/>
    </style:style>
    <style:style style:name="T6" style:family="text">
      <style:text-properties fo:color="#ce9178"/>
    </style:style>
    <style:style style:name="T7" style:family="text">
      <style:text-properties fo:color="#9cdcfe"/>
    </style:style>
    <style:style style:name="T8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anicNumeric.csv</text:p>
      <text:p text:style-name="P1"/>
      <text:p text:style-name="P1"/>
      <text:p text:style-name="P2">1. nn_1 - <text:span text:style-name="T1">nn_4</text:span></text:p>
      <text:p text:style-name="P2"/>
      <text:p text:style-name="P2">-hidden nodes: [3,4,2]</text:p>
      <text:p text:style-name="P2"/>
      <text:p text:style-name="P2">-Attributes:<text:tab/><text:span text:style-name="T2">survived <text:tab/></text:span>pclass<text:tab/><text:tab/>sex=male<text:tab/>age<text:tab/>sibsp<text:tab/>parch<text:tab/>fare</text:p>
      <text:p text:style-name="P2"/>
      <text:p text:style-name="P2">-Missing <text:span text:style-name="T1">v</text:span>alues filled with mean in fare and age</text:p>
      <text:p text:style-name="P2"/>
      <text:p text:style-name="P2">-<text:span text:style-name="T1">set attribute survived as class</text:span></text:p>
      <text:p text:style-name="P2"/>
      <text:p text:style-name="P2">2. <text:span text:style-name="T1">nn_5</text:span></text:p>
      <text:p text:style-name="P2"/>
      <text:p text:style-name="P4">-hidden nodes : [3,4,2]</text:p>
      <text:p text:style-name="P4"/>
      <text:p text:style-name="P4">-Attributes: <text:tab/>pclass<text:tab/> <text:tab/>sibsp<text:tab/>parch<text:tab/>fare<text:tab/>survived<text:tab/>sex=male</text:p>
      <text:p text:style-name="P4"/>
      <text:p text:style-name="P3">-Missing <text:span text:style-name="T1">v</text:span>alues filled with mean in fare and age</text:p>
      <text:p text:style-name="P3"/>
      <text:p text:style-name="P3">-<text:span text:style-name="T1">set attribute sex=male as class</text:span></text:p>
      <text:p text:style-name="P3"/>
      <text:p text:style-name="P3"/>
      <text:p text:style-name="P8">Titanic <text:s/>Hakank Binary</text:p>
      <text:p text:style-name="P8"/>
      <text:p text:style-name="P9">labels: class=1st<text:tab/>class=2nd<text:tab/>class=3rd<text:tab/>class=crew<text:tab/>age=child<text:tab/>sex=female<text:tab/>class : survived</text:p>
      <text:p text:style-name="P8"/>
      <text:p text:style-name="P6">n0 = 6</text:p>
      <text:p text:style-name="P6"/>
      <text:p text:style-name="P6">n1 = 12</text:p>
      <text:p text:style-name="P6"/>
      <text:p text:style-name="P6">n2 = 7</text:p>
      <text:p text:style-name="P6"/>
      <text:p text:style-name="P6">n3 = 2</text:p>
      <text:p text:style-name="P6"><text:s/></text:p>
      <text:p text:style-name="P6">n4 = 2</text:p>
      <text:p text:style-name="P6"/>
      <text:p text:style-name="P6"/>
      <text:p text:style-name="P7">1. 50% Train Test</text:p>
      <text:p text:style-name="P7"/>
      <text:p text:style-name="P7">2. 60% Train Test</text:p>
      <text:p text:style-name="P7"/>
      <text:p text:style-name="P7">3. 75% Train Test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1:12:32.254818719</meta:creation-date>
    <dc:date>2020-05-18T15:35:32.371804676</dc:date>
    <meta:editing-duration>PT3H43M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97" meta:character-count="552" meta:non-whitespace-character-count="469"/>
  </office:meta>
</office:document-meta>
</file>